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4-01-02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3-01-25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2-09-1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2-02-10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1-03-03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0-10-0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20-01-28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9-09-17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9-06-1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9-05-08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9-01-28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8-09-1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8-05-08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8-01-1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7-10-12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7-05-10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7-02-02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6-10-0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6-05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6-02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5-09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5-05-18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5-02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4-05-20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4-02-26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3-11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712</text:p>
          </table:table-cell>
          <table:table-cell office:value-type="string" calcext:value-type="string">
            <text:p>GARWELL-012</text:p>
          </table:table-cell>
          <table:table-cell office:value-type="string" calcext:value-type="string">
            <text:p>201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